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dArea.WordArea( String w , int o , int [ ] 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dArea.get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Area.setOffset(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Area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Area.getLetterAdjus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